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RAN</text:p>
          </table:table-cell>
          <table:table-cell office:value-type="string" table:style-name="ce1">
            <text:p>TO RUN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.5" table:style-name="ce1">
            <text:p>1.5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1.65" table:formula="of:=[.$C3]+(([.$B3] + ([.$B3] * 0.1)) - ([.$C3]))" table:style-name="ce1">
            <text:p>1.6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3.3" table:formula="of:=[.$C4]+(([.$B4] + ([.$B4] * 0.1)) - ([.$C4]))" table:style-name="ce1">
            <text:p>3.3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4.4000000000000004" table:formula="of:=[.$C5]+(([.$B5] + ([.$B5] * 0.1)) - ([.$C5]))" table:style-name="ce1">
            <text:p>4.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4.4000000000000004" table:formula="of:=[.$C6]+(([.$B6] + ([.$B6] * 0.1)) - ([.$C6]))" table:style-name="ce1">
            <text:p>4.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4.4000000000000004" table:formula="of:=[.$C7]+(([.$B7] + ([.$B7] * 0.1)) - ([.$C7]))" table:style-name="ce1">
            <text:p>4.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float" office:value="5.5" table:formula="of:=[.$C8]+(([.$B8] + ([.$B8] * 0.1)) - ([.$C8]))" table:style-name="ce1">
            <text:p>5.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float" office:value="11" table:formula="of:=[.$C9]+(([.$B9] + ([.$B9] * 0.1)) - ([.$C9]))" table:style-name="ce1">
            <text:p>1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float" office:value="6.6" table:formula="of:=[.$C10]+(([.$B10] + ([.$B10] * 0.1)) - ([.$C10]))" table:style-name="ce1">
            <text:p>6.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.2" table:style-name="ce1">
            <text:p>7.2</text:p>
          </table:table-cell>
          <table:table-cell office:value-type="float" office:value="6.6" table:formula="of:=[.$C11]+(([.$B11] + ([.$B11] * 0.1)) - ([.$C11]))" table:style-name="ce1">
            <text:p>6.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8.5" table:style-name="ce1">
            <text:p>8.5</text:p>
          </table:table-cell>
          <table:table-cell office:value-type="float" office:value="7.92" table:formula="of:=[.$C12]+(([.$B12] + ([.$B12] * 0.1)) - ([.$C12]))" table:style-name="ce1">
            <text:p>7.9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float" office:value="9.35" table:formula="of:=[.$C13]+(([.$B13] + ([.$B13] * 0.1)) - ([.$C13]))" table:style-name="ce1">
            <text:p>9.3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float" office:value="11" table:formula="of:=[.$C14]+(([.$B14] + ([.$B14] * 0.1)) - ([.$C14]))" table:style-name="ce1">
            <text:p>1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2" table:style-name="ce1">
            <text:p>12</text:p>
          </table:table-cell>
          <table:table-cell office:value-type="float" office:value="11" table:formula="of:=[.$C15]+(([.$B15] + ([.$B15] * 0.1)) - ([.$C15]))" table:style-name="ce1">
            <text:p>11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0" table:style-name="ce1">
            <text:p>20</text:p>
          </table:table-cell>
          <table:table-cell office:value-type="float" office:value="13.2" table:formula="of:=[.$C16]+(([.$B16] + ([.$B16] * 0.1)) - ([.$C16]))" table:style-name="ce1">
            <text:p>13.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0" table:style-name="ce1">
            <text:p>20</text:p>
          </table:table-cell>
          <table:table-cell office:value-type="float" office:value="22" table:formula="of:=[.$C17]+(([.$B17] + ([.$B17] * 0.1)) - ([.$C17]))" table:style-name="ce1">
            <text:p>2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0" table:style-name="ce1">
            <text:p>20</text:p>
          </table:table-cell>
          <table:table-cell office:value-type="float" office:value="22" table:formula="of:=[.$C18]+(([.$B18] + ([.$B18] * 0.1)) - ([.$C18]))" table:style-name="ce1">
            <text:p>2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4" table:style-name="ce1">
            <text:p>24</text:p>
          </table:table-cell>
          <table:table-cell office:value-type="float" office:value="22" table:formula="of:=[.$C19]+(([.$B19] + ([.$B19] * 0.1)) - ([.$C19]))" table:style-name="ce1">
            <text:p>2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0" table:style-name="ce1">
            <text:p>20</text:p>
          </table:table-cell>
          <table:table-cell office:value-type="float" office:value="26.4" table:formula="of:=[.$C20]+(([.$B20] + ([.$B20] * 0.1)) - ([.$C20]))" table:style-name="ce1">
            <text:p>26.4</text:p>
          </table:table-cell>
          <table:table-cell table:number-columns-repeated="16381"/>
        </table:table-row>
        <table:table-row table:style-name="ro1">
          <table:table-cell/>
          <table:table-cell table:style-name="ce1"/>
          <table:table-cell office:value-type="float" office:value="22" table:formula="of:=[.$C21]+(([.$B21] + ([.$B21] * 0.1)) - ([.$C21]))" table:style-name="ce1">
            <text:p>22</text:p>
          </table:table-cell>
          <table:table-cell table:number-columns-repeated="16381"/>
        </table:table-row>
        <table:table-row table:number-rows-repeated="104855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625</meta:generator>
    <meta:initial-creator>Felikx Van Saet</meta:initial-creator>
    <dc:creator>Felikx Van Saet</dc:creator>
    <meta:creation-date>2017-12-12T17:54:08Z</meta:creation-date>
    <dc:date>2017-12-12T18:24:48Z</dc:date>
  </office:meta>
</office:document-meta>
</file>